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hargrilled cauliflower with tomato, dill and capers </text:h>
      <text:p text:style-name="Text_20_body"><text:span text:style-name="T1">Ingredients:</text:span><text:line-break/>2 tbsp capers, drained and roughly chopped<text:line-break/>1 tbsp French wholegrain mustard<text:line-break/>2 garlic cloves crushed<text:line-break/>2 tbsp cider vinegar<text:line-break/>120ml olive oil<text:line-break/>1 cauliflower<text:line-break/>1 tbsp dill<text:line-break/>50 g baby spinach<text:line-break/>20 cherry tomatoes, halved<text:line-break/>Sea salt and black pepper</text:p>
      <text:p text:style-name="Text_20_body"/>
      <text:list xml:id="list40211546" text:style-name="L1">
        <text:list-item>
          <text:p text:style-name="P3">Make the dressing: mix together the capers, mustard, garlic, vinegar, some salt and pepper. Mix by hand or processor, adding half the oil in a slow trickle, resulting in a thick, creamy dressing. Adjust to taste<text:line-break/></text:p>
        </text:list-item>
        <text:list-item>
          <text:p text:style-name="P3">Add cauliflower florets to a large pan of boiling salted water – simmer for 3 minutes. Drain and run under a cold tap to stop it cooking. Leave to dry ion the colander, then put in mixing bowl with olive oil and salt and pepper. Toss.<text:line-break/></text:p>
        </text:list-item>
        <text:list-item>
          <text:p text:style-name="P3">Put a ridged griddle pan on high heat for 5 minutes, then grill cauliflower in batches. Turn around as they grill and once charred, place in bowl. Immediately add dressing, dill, spinach, and tomatoes. Stir well, taste and adjust seasoning<text:line-break/></text:p>
        </text:list-item>
        <text:list-item>
          <text:p text:style-name="P3">Serve warm or at room temperature, adjusting seasoning to taste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ian Dobby</meta:initial-creator>
    <meta:creation-date>2009-08-18T20:09:52.48</meta:creation-date>
    <meta:document-statistic meta:table-count="0" meta:image-count="0" meta:object-count="0" meta:page-count="1" meta:paragraph-count="6" meta:word-count="185" meta:character-count="1057"/>
    <dc:date>2009-08-18T20:11:42.48</dc:date>
    <dc:creator>Brian Dobby</dc:creator>
    <meta:editing-duration>PT00H01M50S</meta:editing-duration>
    <meta:editing-cycles>1</meta:editing-cycles>
    <meta:generator>OpenOffice.org/3.1$Win32 OpenOffice.org_project/310m11$Build-9399</meta:generator>
  </office:meta>
</office:document-meta>
</file>